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graphics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graphics" manifest:full-path="Object 11/"/>
  <manifest:file-entry manifest:media-type="image/png" manifest:full-path="Object 12/Pictures/10000000000000200000002000309F1C.png"/>
  <manifest:file-entry manifest:media-type="" manifest:full-path="Object 12/Pictures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graphics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graphics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graphics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graphics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graphics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graphics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OLE">
      <style:graphic-properties style:wrap="none" style:vertical-pos="from-top" style:vertical-rel="paragraph" style:horizontal-pos="from-left" style:horizontal-rel="paragraph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ctical RQ</text:p>
      <text:p text:style-name="Standard"/>
      <text:p text:style-name="Standard">What happens when a queue is being consumed.</text:p>
      <text:p text:style-name="Standard"/>
      <text:p text:style-name="Standard">Most situations should have two controllers running. <text:s/>Lets call them CA and CB. <text:s/>They each have a connection to each other. <text:s/>CA has a connection to CB, which we will label A-B, and CB has a connection to CA that we will label B-A. <text:s text:c="3"/>CB doesn't know that the A-B connection is from another controller, it treats it like any other node connection. <text:s/>However, since CB actually made the B-A connection to CA, it does know that it is connected to a controller on that connection, and that connection is treated a bit special by CB. <text:s/>Same with the A-B connection from CA to CB.</text:p>
      <text:p text:style-name="Standard"/>
      <text:p text:style-name="Standard"><draw:frame draw:style-name="fr1" draw:name="Object1" text:anchor-type="paragraph" svg:x="0.5701in" svg:y="0in" svg:width="4.2665in" svg:height="1.736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So now, lets say a node NA connects to CA. <text:s/>Node NA also informs the controller CA that it wants to consume QA.</text:p>
      <text:p text:style-name="Standard"/>
      <text:p text:style-name="Standard"/>
      <text:p text:style-name="Standard"><draw:frame draw:style-name="fr1" draw:name="Object2" text:anchor-type="paragraph" svg:x="0.5744in" svg:y="0.0047in" svg:width="4.7272in" svg:height="2.429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When the controller CA gets the consume request from NA, it looks in its tables and doesn't find QA in it. <text:s/>So it creates an entry for QA and informs its known controllers that it is now consuming QA. <text:s text:c="2"/>This means that it sends a (low priority) consume request to CB (over the A-B connection). <text:s/></text:p>
      <text:p text:style-name="Standard"><draw:frame draw:style-name="fr1" draw:name="Object3" text:anchor-type="paragraph" svg:x="0.5744in" svg:y="0.0047in" svg:width="4.7264in" svg:height="2.428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When the controller CB gets the consume request from CA it does the same thing that CA did a few moments before, and it creates tables to handle QA, because it didn't already have it, and it doesn't know that CA is a controller. <text:s/>It also decides to send (low priority) consume requests to all its connected controllers.</text:p>
      <text:p text:style-name="Standard"/>
      <text:p text:style-name="Standard"><draw:frame draw:style-name="fr1" draw:name="Object4" text:anchor-type="paragraph" svg:x="0.5744in" svg:y="0.0047in" svg:width="4.7264in" svg:height="2.4283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Now we have a complete system. <text:s/>You will notice that CB has one consumer, but CA has two. <text:s/>The NA node is given whatever settings the programmer chose for MAX pending queries, and Priority. <text:s/>The CB node though has a Max of 1 and a low priority. <text:s/>This means that until NA maxes out or stops responding, all requests will be sent to it, if they come in on CB or CA.</text:p>
      <text:p text:style-name="Standard"/>
      <text:p text:style-name="Standard">If we have another node NB that connects to the CB controller, and wants to make a request on the QA queue.</text:p>
      <text:p text:style-name="Standard"/>
      <text:p text:style-name="Standard"><draw:frame draw:style-name="fr1" draw:name="Object5" text:anchor-type="paragraph" svg:x="0.5744in" svg:y="0.0047in" svg:width="4.7256in" svg:height="2.428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In this example, NB creates a request for QA and sends it to its controller CB. <text:s/>CB looks in its tables and sees that it has one consumer for QA on the A-B connection, and so it passes the request to that connection. <text:s text:c="2"/>The consume settings for queue on that connection is low priority (green in the picture), and will only process one message at a time. <text:s/>This means that any more requests for this queue that it receives will be added to a pending table. When a reply comes back, the first pending message will be sent, and so forth. <text:s/>This is a key strategy that you will see the importance of later. <text:s text:c="2"/>Effectively, on CB the QA queue is blocked on the A-B connection until the message is returned (either by a reply, or a timeout).</text:p>
      <text:p text:style-name="Standard"/>
      <text:p text:style-name="Standard">Anyway, CA now receives the request and looks in its tables. <text:s/>It has two connections that are consuming the QA queue, so it passes the message to the NA node because it has a higher priority. <text:s/>We can assume that NA receives the message, processes it and returns with a reply. <text:s/>The reply basically returns using the exact path that it used to get there. <text:s text:c="2"/>Which means that CA sends it back to CB on the A-B connection (therefore removing the block on that queue there, and allowing pending requests to be sent). <text:s/>CB sends the reply back to the NB node, which is then able to use the information that was returned.</text:p>
      <text:p text:style-name="Standard"/>
      <text:p text:style-name="Standard">Now, to expand the situation, lets assume that another node connects. <text:s/>This node, NC is also a consumer of the QA queue, and it is connecting to the CB controller. <text:s/></text:p>
      <text:p text:style-name="Standard"/>
      <text:p text:style-name="Standard"><draw:frame draw:style-name="fr1" draw:name="Object6" text:anchor-type="paragraph" svg:x="0.5744in" svg:y="0.0047in" svg:width="4.7256in" svg:height="2.428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This time, when NB makes a request on the QA queue, it gets sent to NC because it has a higher priority.</text:p>
      <text:p text:style-name="Standard"/>
      <text:p text:style-name="Standard">This demonstrates the advantage of having consumers local to each controller. <text:s/>We could assume that the controllers are on different computers (possibly even many miles apart). <text:s/>We do not want requests going between the controllers if we can avoid it.</text:p>
      <text:p text:style-name="Standard"/>
      <text:p text:style-name="Standard">However, there may be instances where we cant have more than one consumer of a queue. <text:s/>There are many reasons why this could be so, which I wont go into. <text:s/>These types of queues are called exclusive queues. <text:s/>Lets go back to our simple example of CA and CB connected to each other, and node NA exclusively consuming QA.</text:p>
      <text:p text:style-name="Standard"><draw:frame draw:style-name="fr1" draw:name="Object7" text:anchor-type="paragraph" svg:x="0.5744in" svg:y="0.0047in" svg:width="4.7252in" svg:height="2.4272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In this diagram, we see that NA is consuming QA on CA (exclusively), and CB is consuming QA exclusively from CA. <text:s text:c="2"/>When CB attempts to consume QA from CA (over its B-A connection), it is placed on the waiting list for QA because there is already a QA consumer on CA. <text:s/></text:p>
      <text:p text:style-name="Standard"/>
      <text:p text:style-name="Standard">If our NC node connects and tries to consume the queue it is put on the waiting list.</text:p>
      <text:p text:style-name="Standard"/>
      <text:p text:style-name="Standard"><draw:frame draw:style-name="fr1" draw:name="Object8" text:anchor-type="paragraph" svg:x="0.5744in" svg:y="0.0047in" svg:width="4.7252in" svg:height="2.4272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So now if the NB node connects to CB and makes a request to the QA queue, it gets routed from CB to CA, and then on to NA where it gets processed, just like before.</text:p>
      <text:p text:style-name="Standard"/>
      <text:p text:style-name="Standard"><draw:frame draw:style-name="fr1" draw:name="Object9" text:anchor-type="paragraph" svg:x="0.5744in" svg:y="0.0047in" svg:width="4.7244in" svg:height="2.426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Now we get to something interesting. <text:s/>What happens if NA goes away and is no longer consuming QA?</text:p>
      <text:p text:style-name="Standard"/>
      <text:p text:style-name="Standard"><draw:frame draw:style-name="fr1" draw:name="Object10" text:anchor-type="paragraph" svg:x="0.5744in" svg:y="0.0047in" svg:width="4.7244in" svg:height="2.4256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With the active QA consumer gone, it promotes the next consumer that was waiting to the active. <text:s text:c="2"/>It first tries to promote the QA connection from CB. <text:s/>But when this consume request succeeds, CB sees that it already has a consumer consuming, but not waiting, so it cancels that request, which would result in CA not having any consumers and it will cancel its own QA consume to CB.</text:p>
      <text:p text:style-name="Standard"/>
      <text:p text:style-name="Standard"><draw:frame draw:style-name="fr1" draw:name="Object11" text:anchor-type="paragraph" svg:x="0.5744in" svg:y="0.0047in" svg:width="4.7236in" svg:height="2.4256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This leaves the legitimate pending QA consume request from NC in the list. <text:s/>Which would get promoted to the active consumer. <text:s/>This would result in a consume request being sent to CA, which would then send a request back to CB which is pending.</text:p>
      <text:p text:style-name="Standard"/>
      <text:p text:style-name="Standard"><draw:frame draw:style-name="fr1" draw:name="Object12" text:anchor-type="paragraph" svg:x="0.5744in" svg:y="0.0047in" svg:width="4.7228in" svg:height="2.4252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Why such a complicated round-about system? <text:s/></text:p>
      <text:list text:style-name="L1">
        <text:list-item>
          <text:p text:style-name="P1">It is needed for situations where there is more than one controller, and especially when not all the controllers talk to each other.</text:p>
        </text:list-item>
        <text:list-item>
          <text:p text:style-name="P1">We dont want a design where a node connection needs to tell a controller that it is a controller. <text:s/>Because then we end up with people writing their own clients that allow their nodes to go into controller mode and start getting more functionality. <text:s/>Special client activity should always be pushed, never pulled.</text:p>
        </text:list-item>
        <text:list-item>
          <text:p text:style-name="P1">It needs to work for both normal queues and Exclusive queues.</text:p>
        </text:list-item>
        <text:list-item>
          <text:p text:style-name="P1">It needs to work when there is one consumer that goes away and another takes its place, and also when there are a dozen consumers are consuming a queue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06-23T22:56:46</meta:creation-date>
    <dc:date>2009-06-24T20:44:31</dc:date>
    <dc:language>en-US</dc:language>
    <meta:editing-cycles>6</meta:editing-cycles>
    <meta:editing-duration>PT1H15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2" meta:page-count="7" meta:paragraph-count="25" meta:word-count="1116" meta:character-count="59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cm" svg:height="2cm" svg:x="1.5cm" svg:y="0.5cm">
          <text:p text:style-name="P1">C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3cm" svg:height="2cm" svg:x="7cm" svg:y="0.5cm">
          <text:p text:style-name="P1">C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2" draw:layer="layout" svg:x1="4.5cm" svg:y1="1cm" svg:x2="7cm" svg:y2="1cm">
          <text:p text:style-name="P1">A-B</text:p>
        </draw:line>
        <draw:line draw:style-name="gr3" draw:text-style-name="P2" draw:layer="layout" svg:x1="4.5cm" svg:y1="2cm" svg:x2="7cm" svg:y2="2cm">
          <text:p text:style-name="P1">B-A</text:p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ff0000" fo:font-size="12pt"/>
    </style:style>
    <style:style style:name="P5" style:family="paragraph">
      <style:text-properties fo:color="#008000" fo:font-size="12pt" style:text-underline-style="none"/>
    </style:style>
    <style:style style:name="P6" style:family="paragraph">
      <style:paragraph-properties fo:margin-left="0cm" fo:margin-right="0cm" fo:text-indent="0cm"/>
      <style:text-properties fo:color="#008000" style:text-line-through-style="solid" fo:font-size="12pt" style:text-underline-style="none" style:font-size-asian="18pt" style:font-size-complex="18pt"/>
    </style:style>
    <style:style style:name="T1" style:family="text">
      <style:text-properties fo:color="#ff0000" fo:font-size="12pt"/>
    </style:style>
    <style:style style:name="T2" style:family="text">
      <style:text-properties fo:color="#008000" fo:font-size="12pt" style:text-underline-style="none"/>
    </style:style>
    <style:style style:name="T3" style:family="text">
      <style:text-properties fo:color="#008000" style:text-line-through-style="solid" fo:font-size="12pt" style:text-underline-style="none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1.5cm" svg:y="0.5cm">
          <text:p text:style-name="P1">C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3cm" svg:height="2cm" svg:x="7cm" svg:y="0.5cm">
          <text:p text:style-name="P1">C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2" draw:layer="layout" svg:x1="4.5cm" svg:y1="1cm" svg:x2="7cm" svg:y2="1cm">
          <text:p text:style-name="P3"/>
        </draw:line>
        <draw:line draw:style-name="gr3" draw:text-style-name="P2" draw:layer="layout" svg:x1="4.5cm" svg:y1="2cm" svg:x2="7cm" svg:y2="2cm">
          <text:p text:style-name="P3"/>
        </draw:line>
        <draw:frame draw:style-name="gr4" draw:text-style-name="P4" draw:layer="layout" svg:width="1.124cm" svg:height="0.747cm" svg:x="4cm" svg:y="2cm">
          <draw:text-box>
            <text:p text:style-name="P3"><text:span text:style-name="T1">QA</text:span></text:p>
          </draw:text-box>
        </draw:frame>
        <draw:frame draw:style-name="gr4" draw:text-style-name="P5" draw:layer="layout" svg:width="1.124cm" svg:height="0.747cm" svg:x="6.376cm" svg:y="0.253cm">
          <draw:text-box>
            <text:p text:style-name="P3"><text:span text:style-name="T2">QA</text:span></text:p>
          </draw:text-box>
        </draw:frame>
        <draw:custom-shape draw:style-name="gr1" draw:text-style-name="P2" draw:layer="layout" svg:width="1.5cm" svg:height="1.5cm" svg:x="6.5cm" svg:y="4cm">
          <text:p text:style-name="P1">NC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4cm" svg:x2="7.5cm" svg:y2="2.5cm">
          <text:p text:style-name="P3"/>
        </draw:line>
        <draw:frame draw:style-name="gr4" draw:text-style-name="P6" draw:layer="layout" svg:width="1.124cm" svg:height="0.747cm" svg:x="6.376cm" svg:y="2.5cm">
          <draw:text-box>
            <text:p text:style-name="P3"><text:span text:style-name="T3">QA</text:span></text:p>
          </draw:text-box>
        </draw:frame>
        <draw:custom-shape draw:style-name="gr1" draw:text-style-name="P2" draw:layer="layout" svg:width="1.5cm" svg:height="1.5cm" svg:x="9cm" svg:y="4cm">
          <text:p text:style-name="P1">NB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cm" svg:y1="4cm" svg:x2="9.5cm" svg:y2="2.5cm">
          <text:p text:style-name="P3"/>
        </draw:line>
      </draw:page>
    </office:drawing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8000" style:text-line-through-style="solid" fo:font-size="12pt" style:text-underline-style="none" style:font-size-asian="18pt" style:font-size-complex="18pt"/>
    </style:style>
    <style:style style:name="T1" style:family="text">
      <style:text-properties fo:color="#008000" style:text-line-through-style="solid" fo:font-size="12pt" style:text-underline-style="none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cm" svg:height="2cm" svg:x="1.5cm" svg:y="0.5cm">
          <text:p text:style-name="P1">C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3cm" svg:height="2cm" svg:x="7cm" svg:y="0.5cm">
          <text:p text:style-name="P1">C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2" draw:layer="layout" svg:x1="4.5cm" svg:y1="1cm" svg:x2="7cm" svg:y2="1cm">
          <text:p text:style-name="P3"/>
        </draw:line>
        <draw:line draw:style-name="gr3" draw:text-style-name="P2" draw:layer="layout" svg:x1="4.5cm" svg:y1="2cm" svg:x2="7cm" svg:y2="2cm">
          <text:p text:style-name="P3"/>
        </draw:line>
        <draw:custom-shape draw:style-name="gr1" draw:text-style-name="P2" draw:layer="layout" svg:width="1.5cm" svg:height="1.5cm" svg:x="6.5cm" svg:y="4cm">
          <text:p text:style-name="P1">NC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4cm" svg:x2="7.5cm" svg:y2="2.5cm">
          <text:p text:style-name="P3"/>
        </draw:line>
        <draw:frame draw:style-name="gr4" draw:text-style-name="P4" draw:layer="layout" svg:width="1.124cm" svg:height="0.747cm" svg:x="6.376cm" svg:y="2.5cm">
          <draw:text-box>
            <text:p text:style-name="P3"><text:span text:style-name="T1">QA</text:span></text:p>
          </draw:text-box>
        </draw:frame>
        <draw:custom-shape draw:style-name="gr1" draw:text-style-name="P2" draw:layer="layout" svg:width="1.5cm" svg:height="1.5cm" svg:x="9cm" svg:y="4cm">
          <text:p text:style-name="P1">NB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cm" svg:y1="4cm" svg:x2="9.5cm" svg:y2="2.5cm">
          <text:p text:style-name="P3"/>
        </draw:line>
      </draw:page>
    </office:drawing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8000" style:text-line-through-style="solid" fo:font-size="12pt" style:text-underline-style="none" style:font-size-asian="18pt" style:font-size-complex="18pt"/>
    </style:style>
    <style:style style:name="P5" style:family="paragraph">
      <style:paragraph-properties fo:margin-left="0cm" fo:margin-right="0cm" fo:text-indent="0cm"/>
      <style:text-properties fo:color="#ff0000" style:text-line-through-style="none" fo:font-weight="normal" style:font-size-asian="18pt" style:font-size-complex="18pt"/>
    </style:style>
    <style:style style:name="P6" style:family="paragraph">
      <style:paragraph-properties fo:margin-left="0cm" fo:margin-right="0cm" fo:text-indent="0cm"/>
      <style:text-properties fo:color="#ff0000" style:text-line-through-style="none" fo:font-size="12pt" style:text-underline-style="none" fo:font-weight="normal" style:font-size-asian="18pt" style:font-size-complex="18pt"/>
    </style:style>
    <style:style style:name="P7" style:family="paragraph">
      <style:paragraph-properties fo:margin-left="0cm" fo:margin-right="0cm" fo:text-indent="0cm"/>
      <style:text-properties fo:color="#008000" style:text-line-through-style="none" fo:font-weight="normal" style:font-size-asian="18pt" style:font-size-complex="18pt"/>
    </style:style>
    <style:style style:name="P8" style:family="paragraph">
      <style:paragraph-properties fo:margin-left="0cm" fo:margin-right="0cm" fo:text-indent="0cm"/>
      <style:text-properties fo:color="#008000" style:text-line-through-style="none" fo:font-size="12pt" style:text-underline-style="none" fo:font-weight="normal" style:font-size-asian="18pt" style:font-size-complex="18pt"/>
    </style:style>
    <style:style style:name="T1" style:family="text">
      <style:text-properties fo:color="#008000" style:text-line-through-style="solid" fo:font-size="12pt" style:text-underline-style="none" style:font-size-asian="18pt" style:font-size-complex="18pt"/>
    </style:style>
    <style:style style:name="T2" style:family="text">
      <style:text-properties fo:color="#ff0000" fo:font-size="12pt" style:text-underline-style="none" fo:font-weight="normal"/>
    </style:style>
    <style:style style:name="T3" style:family="text">
      <style:text-properties fo:color="#008000" fo:font-size="12pt" style:text-underline-style="none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1.5cm" svg:y="0.5cm">
          <text:p text:style-name="P1">C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3cm" svg:height="2cm" svg:x="7cm" svg:y="0.5cm">
          <text:p text:style-name="P1">C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2" draw:layer="layout" svg:x1="4.5cm" svg:y1="1cm" svg:x2="7cm" svg:y2="1cm">
          <text:p text:style-name="P3"/>
        </draw:line>
        <draw:line draw:style-name="gr3" draw:text-style-name="P2" draw:layer="layout" svg:x1="4.5cm" svg:y1="2cm" svg:x2="7cm" svg:y2="2cm">
          <text:p text:style-name="P3"/>
        </draw:line>
        <draw:custom-shape draw:style-name="gr1" draw:text-style-name="P2" draw:layer="layout" svg:width="1.5cm" svg:height="1.5cm" svg:x="6.5cm" svg:y="4cm">
          <text:p text:style-name="P1">NC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4cm" svg:x2="7.5cm" svg:y2="2.5cm">
          <text:p text:style-name="P3"/>
        </draw:line>
        <draw:frame draw:style-name="gr4" draw:text-style-name="P4" draw:layer="layout" svg:width="1.124cm" svg:height="0.747cm" svg:x="6.376cm" svg:y="0.253cm">
          <draw:text-box>
            <text:p text:style-name="P3"><text:span text:style-name="T1">QA</text:span></text:p>
          </draw:text-box>
        </draw:frame>
        <draw:custom-shape draw:style-name="gr1" draw:text-style-name="P2" draw:layer="layout" svg:width="1.5cm" svg:height="1.5cm" svg:x="9cm" svg:y="4cm">
          <text:p text:style-name="P1">NB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cm" svg:y1="4cm" svg:x2="9.5cm" svg:y2="2.5cm">
          <text:p text:style-name="P3"/>
        </draw:line>
        <draw:frame draw:style-name="gr4" draw:text-style-name="P6" draw:layer="layout" svg:width="1.124cm" svg:height="0.747cm" svg:x="6.376cm" svg:y="2.253cm">
          <draw:text-box>
            <text:p text:style-name="P5"><text:span text:style-name="T2">QA</text:span></text:p>
          </draw:text-box>
        </draw:frame>
        <draw:frame draw:style-name="gr4" draw:text-style-name="P8" draw:layer="layout" svg:width="1.124cm" svg:height="0.747cm" svg:x="3.876cm" svg:y="2.253cm">
          <draw:text-box>
            <text:p text:style-name="P7"><text:span text:style-name="T3">QA</text:span></text:p>
          </draw:text-box>
        </draw:frame>
      </draw:page>
    </office:drawing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color="#ff0000" fo:font-size="12pt"/>
    </style:style>
    <style:style style:name="P4" style:family="paragraph">
      <style:text-properties fo:color="#ff0000" fo:font-size="12pt"/>
    </style:style>
    <style:style style:name="T1" style:family="text">
      <style:text-properties fo:color="#ff0000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1.5cm" svg:y="0.5cm">
          <text:p text:style-name="P1">C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3cm" svg:height="2cm" svg:x="7cm" svg:y="0.5cm">
          <text:p text:style-name="P1">C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2" draw:layer="layout" svg:x1="4.5cm" svg:y1="1cm" svg:x2="7cm" svg:y2="1cm">
          <text:p/>
        </draw:line>
        <draw:line draw:style-name="gr3" draw:text-style-name="P2" draw:layer="layout" svg:x1="4.5cm" svg:y1="2cm" svg:x2="7cm" svg:y2="2cm">
          <text:p/>
        </draw:line>
        <draw:custom-shape draw:style-name="gr1" draw:text-style-name="P2" draw:layer="layout" svg:width="1.5cm" svg:height="1.5cm" svg:x="0.5cm" svg:y="4cm">
          <text:p text:style-name="P1">NA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cm" svg:y1="4cm" svg:x2="1.5cm" svg:y2="2cm">
          <text:p/>
        </draw:line>
        <draw:frame draw:style-name="gr5" draw:text-style-name="P4" draw:layer="layout" svg:width="1.124cm" svg:height="0.747cm" svg:x="0.376cm" svg:y="1.753cm">
          <draw:text-box>
            <text:p text:style-name="P3"><text:span text:style-name="T1">QA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ff0000" fo:font-size="12pt"/>
    </style:style>
    <style:style style:name="P5" style:family="paragraph">
      <style:paragraph-properties fo:margin-left="0cm" fo:margin-right="0cm" fo:text-indent="0cm"/>
      <style:text-properties fo:color="#008000" style:text-underline-style="none"/>
    </style:style>
    <style:style style:name="P6" style:family="paragraph">
      <style:text-properties fo:color="#008000" fo:font-size="12pt" style:text-underline-style="none"/>
    </style:style>
    <style:style style:name="T1" style:family="text">
      <style:text-properties fo:color="#ff0000" fo:font-size="12pt"/>
    </style:style>
    <style:style style:name="T2" style:family="text">
      <style:text-properties fo:color="#008000" fo:font-size="12pt"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1.5cm" svg:y="0.5cm">
          <text:p text:style-name="P1">C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3cm" svg:height="2cm" svg:x="7cm" svg:y="0.5cm">
          <text:p text:style-name="P1">C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2" draw:layer="layout" svg:x1="4.5cm" svg:y1="1cm" svg:x2="7cm" svg:y2="1cm">
          <text:p text:style-name="P3"/>
        </draw:line>
        <draw:line draw:style-name="gr3" draw:text-style-name="P2" draw:layer="layout" svg:x1="4.5cm" svg:y1="2cm" svg:x2="7cm" svg:y2="2cm">
          <text:p text:style-name="P3"/>
        </draw:line>
        <draw:custom-shape draw:style-name="gr1" draw:text-style-name="P2" draw:layer="layout" svg:width="1.5cm" svg:height="1.5cm" svg:x="0.5cm" svg:y="4cm">
          <text:p text:style-name="P1">N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4cm" svg:x2="1.5cm" svg:y2="2cm">
          <text:p text:style-name="P3"/>
        </draw:line>
        <draw:frame draw:style-name="gr4" draw:text-style-name="P4" draw:layer="layout" svg:width="1.124cm" svg:height="0.747cm" svg:x="0.376cm" svg:y="1.753cm">
          <draw:text-box>
            <text:p text:style-name="P3"><text:span text:style-name="T1">QA</text:span></text:p>
          </draw:text-box>
        </draw:frame>
        <draw:frame draw:style-name="gr4" draw:text-style-name="P6" draw:layer="layout" svg:width="1.124cm" svg:height="0.747cm" svg:x="6.376cm" svg:y="0.253cm">
          <draw:text-box>
            <text:p text:style-name="P5"><text:span text:style-name="T2">QA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ff0000" fo:font-size="12pt"/>
    </style:style>
    <style:style style:name="P5" style:family="paragraph">
      <style:paragraph-properties fo:margin-left="0cm" fo:margin-right="0cm" fo:text-indent="0cm"/>
      <style:text-properties fo:color="#008000" style:text-underline-style="none"/>
    </style:style>
    <style:style style:name="P6" style:family="paragraph">
      <style:text-properties fo:color="#008000" fo:font-size="12pt" style:text-underline-style="none"/>
    </style:style>
    <style:style style:name="T1" style:family="text">
      <style:text-properties fo:color="#ff0000" fo:font-size="12pt"/>
    </style:style>
    <style:style style:name="T2" style:family="text">
      <style:text-properties fo:color="#008000" fo:font-size="12pt"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1.5cm" svg:y="0.5cm">
          <text:p text:style-name="P1">C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3cm" svg:height="2cm" svg:x="7cm" svg:y="0.5cm">
          <text:p text:style-name="P1">C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2" draw:layer="layout" svg:x1="4.5cm" svg:y1="1cm" svg:x2="7cm" svg:y2="1cm">
          <text:p text:style-name="P3"/>
        </draw:line>
        <draw:line draw:style-name="gr3" draw:text-style-name="P2" draw:layer="layout" svg:x1="4.5cm" svg:y1="2cm" svg:x2="7cm" svg:y2="2cm">
          <text:p text:style-name="P3"/>
        </draw:line>
        <draw:custom-shape draw:style-name="gr1" draw:text-style-name="P2" draw:layer="layout" svg:width="1.5cm" svg:height="1.5cm" svg:x="0.5cm" svg:y="4cm">
          <text:p text:style-name="P1">N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4cm" svg:x2="1.5cm" svg:y2="2cm">
          <text:p text:style-name="P3"/>
        </draw:line>
        <draw:frame draw:style-name="gr4" draw:text-style-name="P4" draw:layer="layout" svg:width="1.124cm" svg:height="0.747cm" svg:x="0.376cm" svg:y="1.753cm">
          <draw:text-box>
            <text:p text:style-name="P3"><text:span text:style-name="T1">QA</text:span></text:p>
          </draw:text-box>
        </draw:frame>
        <draw:frame draw:style-name="gr4" draw:text-style-name="P6" draw:layer="layout" svg:width="1.124cm" svg:height="0.747cm" svg:x="6.376cm" svg:y="0.253cm">
          <draw:text-box>
            <text:p text:style-name="P5"><text:span text:style-name="T2">QA</text:span></text:p>
          </draw:text-box>
        </draw:frame>
        <draw:frame draw:style-name="gr4" draw:text-style-name="P6" draw:layer="layout" svg:width="1.124cm" svg:height="0.747cm" svg:x="4cm" svg:y="2cm">
          <draw:text-box>
            <text:p text:style-name="P5"><text:span text:style-name="T2">QA</text:span>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ff0000" fo:font-size="12pt"/>
    </style:style>
    <style:style style:name="P5" style:family="paragraph">
      <style:text-properties fo:color="#008000" fo:font-size="12pt" style:text-underline-style="none"/>
    </style:style>
    <style:style style:name="T1" style:family="text">
      <style:text-properties fo:color="#ff0000" fo:font-size="12pt"/>
    </style:style>
    <style:style style:name="T2" style:family="text">
      <style:text-properties fo:color="#008000" fo:font-size="12pt"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cm" svg:height="2cm" svg:x="1.5cm" svg:y="0.5cm">
          <text:p text:style-name="P1">C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3cm" svg:height="2cm" svg:x="7cm" svg:y="0.5cm">
          <text:p text:style-name="P1">C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2" draw:layer="layout" svg:x1="4.5cm" svg:y1="1cm" svg:x2="7cm" svg:y2="1cm">
          <text:p text:style-name="P3"/>
        </draw:line>
        <draw:line draw:style-name="gr3" draw:text-style-name="P2" draw:layer="layout" svg:x1="4.5cm" svg:y1="2cm" svg:x2="7cm" svg:y2="2cm">
          <text:p text:style-name="P3"/>
        </draw:line>
        <draw:custom-shape draw:style-name="gr1" draw:text-style-name="P2" draw:layer="layout" svg:width="1.5cm" svg:height="1.5cm" svg:x="0.5cm" svg:y="4cm">
          <text:p text:style-name="P1">N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4cm" svg:x2="1.5cm" svg:y2="2cm">
          <text:p text:style-name="P3"/>
        </draw:line>
        <draw:frame draw:style-name="gr4" draw:text-style-name="P4" draw:layer="layout" svg:width="1.124cm" svg:height="0.747cm" svg:x="0.376cm" svg:y="1.753cm">
          <draw:text-box>
            <text:p text:style-name="P3"><text:span text:style-name="T1">QA</text:span></text:p>
          </draw:text-box>
        </draw:frame>
        <draw:frame draw:style-name="gr4" draw:text-style-name="P5" draw:layer="layout" svg:width="1.124cm" svg:height="0.747cm" svg:x="6.376cm" svg:y="0.253cm">
          <draw:text-box>
            <text:p text:style-name="P3"><text:span text:style-name="T2">QA</text:span></text:p>
          </draw:text-box>
        </draw:frame>
        <draw:frame draw:style-name="gr4" draw:text-style-name="P5" draw:layer="layout" svg:width="1.124cm" svg:height="0.747cm" svg:x="4cm" svg:y="2cm">
          <draw:text-box>
            <text:p text:style-name="P3"><text:span text:style-name="T2">QA</text:span></text:p>
          </draw:text-box>
        </draw:frame>
        <draw:custom-shape draw:style-name="gr1" draw:text-style-name="P2" draw:layer="layout" svg:width="1.5cm" svg:height="1.5cm" svg:x="9cm" svg:y="4cm">
          <text:p text:style-name="P1">NB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cm" svg:y1="4cm" svg:x2="9.5cm" svg:y2="2.5cm">
          <text:p text:style-name="P3"/>
        </draw:lin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ff0000" fo:font-size="12pt"/>
    </style:style>
    <style:style style:name="P5" style:family="paragraph">
      <style:text-properties fo:color="#008000" fo:font-size="12pt" style:text-underline-style="none"/>
    </style:style>
    <style:style style:name="T1" style:family="text">
      <style:text-properties fo:color="#ff0000" fo:font-size="12pt"/>
    </style:style>
    <style:style style:name="T2" style:family="text">
      <style:text-properties fo:color="#008000" fo:font-size="12pt"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1.5cm" svg:y="0.5cm">
          <text:p text:style-name="P1">C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3cm" svg:height="2cm" svg:x="7cm" svg:y="0.5cm">
          <text:p text:style-name="P1">C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2" draw:layer="layout" svg:x1="4.5cm" svg:y1="1cm" svg:x2="7cm" svg:y2="1cm">
          <text:p text:style-name="P3"/>
        </draw:line>
        <draw:line draw:style-name="gr3" draw:text-style-name="P2" draw:layer="layout" svg:x1="4.5cm" svg:y1="2cm" svg:x2="7cm" svg:y2="2cm">
          <text:p text:style-name="P3"/>
        </draw:line>
        <draw:custom-shape draw:style-name="gr1" draw:text-style-name="P2" draw:layer="layout" svg:width="1.5cm" svg:height="1.5cm" svg:x="0.5cm" svg:y="4cm">
          <text:p text:style-name="P1">N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4cm" svg:x2="1.5cm" svg:y2="2cm">
          <text:p text:style-name="P3"/>
        </draw:line>
        <draw:frame draw:style-name="gr4" draw:text-style-name="P4" draw:layer="layout" svg:width="1.124cm" svg:height="0.747cm" svg:x="0.376cm" svg:y="1.753cm">
          <draw:text-box>
            <text:p text:style-name="P3"><text:span text:style-name="T1">QA</text:span></text:p>
          </draw:text-box>
        </draw:frame>
        <draw:frame draw:style-name="gr4" draw:text-style-name="P5" draw:layer="layout" svg:width="1.124cm" svg:height="0.747cm" svg:x="6.376cm" svg:y="0.253cm">
          <draw:text-box>
            <text:p text:style-name="P3"><text:span text:style-name="T2">QA</text:span></text:p>
          </draw:text-box>
        </draw:frame>
        <draw:frame draw:style-name="gr4" draw:text-style-name="P5" draw:layer="layout" svg:width="1.124cm" svg:height="0.747cm" svg:x="4cm" svg:y="2cm">
          <draw:text-box>
            <text:p text:style-name="P3"><text:span text:style-name="T2">QA</text:span></text:p>
          </draw:text-box>
        </draw:frame>
        <draw:custom-shape draw:style-name="gr1" draw:text-style-name="P2" draw:layer="layout" svg:width="1.5cm" svg:height="1.5cm" svg:x="9cm" svg:y="4cm">
          <text:p text:style-name="P1">NB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cm" svg:y1="4cm" svg:x2="9.5cm" svg:y2="2.5cm">
          <text:p text:style-name="P3"/>
        </draw:line>
        <draw:custom-shape draw:style-name="gr1" draw:text-style-name="P2" draw:layer="layout" svg:width="1.5cm" svg:height="1.5cm" svg:x="6.5cm" svg:y="4cm">
          <text:p text:style-name="P1">NC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4cm" svg:x2="7.5cm" svg:y2="2.5cm">
          <text:p text:style-name="P3"/>
        </draw:line>
        <draw:frame draw:style-name="gr4" draw:text-style-name="P4" draw:layer="layout" svg:width="1.124cm" svg:height="0.747cm" svg:x="7.376cm" svg:y="2.5cm">
          <draw:text-box>
            <text:p text:style-name="P3"><text:span text:style-name="T1">QA</text:span></text:p>
          </draw:text-box>
        </draw:fram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ff0000" fo:font-size="12pt"/>
    </style:style>
    <style:style style:name="P5" style:family="paragraph">
      <style:text-properties fo:color="#008000" fo:font-size="12pt" style:text-underline-style="none"/>
    </style:style>
    <style:style style:name="P6" style:family="paragraph">
      <style:paragraph-properties fo:margin-left="0cm" fo:margin-right="0cm" fo:text-indent="0cm"/>
      <style:text-properties style:text-line-through-style="solid" style:font-size-asian="18pt" style:font-size-complex="18pt"/>
    </style:style>
    <style:style style:name="P7" style:family="paragraph">
      <style:paragraph-properties fo:margin-left="0cm" fo:margin-right="0cm" fo:text-indent="0cm"/>
      <style:text-properties fo:color="#008000" style:text-line-through-style="solid" fo:font-size="12pt" style:text-underline-style="none" style:font-size-asian="18pt" style:font-size-complex="18pt"/>
    </style:style>
    <style:style style:name="T1" style:family="text">
      <style:text-properties fo:color="#ff0000" fo:font-size="12pt"/>
    </style:style>
    <style:style style:name="T2" style:family="text">
      <style:text-properties fo:color="#008000" fo:font-size="12pt"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cm" svg:height="2cm" svg:x="1.5cm" svg:y="0.5cm">
          <text:p text:style-name="P1">C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3cm" svg:height="2cm" svg:x="7cm" svg:y="0.5cm">
          <text:p text:style-name="P1">C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2" draw:layer="layout" svg:x1="4.5cm" svg:y1="1cm" svg:x2="7cm" svg:y2="1cm">
          <text:p text:style-name="P3"/>
        </draw:line>
        <draw:line draw:style-name="gr3" draw:text-style-name="P2" draw:layer="layout" svg:x1="4.5cm" svg:y1="2cm" svg:x2="7cm" svg:y2="2cm">
          <text:p text:style-name="P3"/>
        </draw:line>
        <draw:custom-shape draw:style-name="gr1" draw:text-style-name="P2" draw:layer="layout" svg:width="1.5cm" svg:height="1.5cm" svg:x="0.5cm" svg:y="4cm">
          <text:p text:style-name="P1">N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4cm" svg:x2="1.5cm" svg:y2="2cm">
          <text:p text:style-name="P3"/>
        </draw:line>
        <draw:frame draw:style-name="gr4" draw:text-style-name="P4" draw:layer="layout" svg:width="1.124cm" svg:height="0.747cm" svg:x="0.376cm" svg:y="1.753cm">
          <draw:text-box>
            <text:p text:style-name="P3"><text:span text:style-name="T1">QA</text:span></text:p>
          </draw:text-box>
        </draw:frame>
        <draw:frame draw:style-name="gr4" draw:text-style-name="P5" draw:layer="layout" svg:width="1.124cm" svg:height="0.747cm" svg:x="6.376cm" svg:y="0.253cm">
          <draw:text-box>
            <text:p text:style-name="P3"><text:span text:style-name="T2">QA</text:span></text:p>
          </draw:text-box>
        </draw:frame>
        <draw:frame draw:style-name="gr4" draw:text-style-name="P7" draw:layer="layout" svg:width="1.124cm" svg:height="0.747cm" svg:x="4cm" svg:y="2cm">
          <draw:text-box>
            <text:p text:style-name="P6"><text:span text:style-name="T2">QA</text:span></text:p>
          </draw:text-box>
        </draw:fram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ff0000" fo:font-size="12pt"/>
    </style:style>
    <style:style style:name="P5" style:family="paragraph">
      <style:text-properties fo:color="#008000" fo:font-size="12pt" style:text-underline-style="none"/>
    </style:style>
    <style:style style:name="P6" style:family="paragraph">
      <style:paragraph-properties fo:margin-left="0cm" fo:margin-right="0cm" fo:text-indent="0cm"/>
      <style:text-properties fo:color="#008000" style:text-line-through-style="solid" fo:font-size="12pt" style:text-underline-style="none" style:font-size-asian="18pt" style:font-size-complex="18pt"/>
    </style:style>
    <style:style style:name="T1" style:family="text">
      <style:text-properties fo:color="#ff0000" fo:font-size="12pt"/>
    </style:style>
    <style:style style:name="T2" style:family="text">
      <style:text-properties fo:color="#008000" fo:font-size="12pt" style:text-underline-style="none"/>
    </style:style>
    <style:style style:name="T3" style:family="text">
      <style:text-properties fo:color="#008000" style:text-line-through-style="solid" fo:font-size="12pt" style:text-underline-style="none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1.5cm" svg:y="0.5cm">
          <text:p text:style-name="P1">C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3cm" svg:height="2cm" svg:x="7cm" svg:y="0.5cm">
          <text:p text:style-name="P1">C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2" draw:layer="layout" svg:x1="4.5cm" svg:y1="1cm" svg:x2="7cm" svg:y2="1cm">
          <text:p text:style-name="P3"/>
        </draw:line>
        <draw:line draw:style-name="gr3" draw:text-style-name="P2" draw:layer="layout" svg:x1="4.5cm" svg:y1="2cm" svg:x2="7cm" svg:y2="2cm">
          <text:p text:style-name="P3"/>
        </draw:line>
        <draw:custom-shape draw:style-name="gr1" draw:text-style-name="P2" draw:layer="layout" svg:width="1.5cm" svg:height="1.5cm" svg:x="0.5cm" svg:y="4cm">
          <text:p text:style-name="P1">N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4cm" svg:x2="1.5cm" svg:y2="2cm">
          <text:p text:style-name="P3"/>
        </draw:line>
        <draw:frame draw:style-name="gr4" draw:text-style-name="P4" draw:layer="layout" svg:width="1.124cm" svg:height="0.747cm" svg:x="0.376cm" svg:y="1.753cm">
          <draw:text-box>
            <text:p text:style-name="P3"><text:span text:style-name="T1">QA</text:span></text:p>
          </draw:text-box>
        </draw:frame>
        <draw:frame draw:style-name="gr4" draw:text-style-name="P5" draw:layer="layout" svg:width="1.124cm" svg:height="0.747cm" svg:x="6.376cm" svg:y="0.253cm">
          <draw:text-box>
            <text:p text:style-name="P3"><text:span text:style-name="T2">QA</text:span></text:p>
          </draw:text-box>
        </draw:frame>
        <draw:frame draw:style-name="gr4" draw:text-style-name="P6" draw:layer="layout" svg:width="1.124cm" svg:height="0.747cm" svg:x="4cm" svg:y="2cm">
          <draw:text-box>
            <text:p text:style-name="P3"><text:span text:style-name="T3">QA</text:span></text:p>
          </draw:text-box>
        </draw:frame>
        <draw:custom-shape draw:style-name="gr1" draw:text-style-name="P2" draw:layer="layout" svg:width="1.5cm" svg:height="1.5cm" svg:x="6.5cm" svg:y="4cm">
          <text:p text:style-name="P1">NC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4cm" svg:x2="7.5cm" svg:y2="2.5cm">
          <text:p text:style-name="P3"/>
        </draw:line>
        <draw:frame draw:style-name="gr4" draw:text-style-name="P6" draw:layer="layout" svg:width="1.124cm" svg:height="0.747cm" svg:x="6.376cm" svg:y="2.5cm">
          <draw:text-box>
            <text:p text:style-name="P3"><text:span text:style-name="T3">QA</text:span></text:p>
          </draw:text-box>
        </draw:frame>
      </draw:page>
    </office:drawing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ff0000" fo:font-size="12pt"/>
    </style:style>
    <style:style style:name="P5" style:family="paragraph">
      <style:text-properties fo:color="#008000" fo:font-size="12pt" style:text-underline-style="none"/>
    </style:style>
    <style:style style:name="P6" style:family="paragraph">
      <style:paragraph-properties fo:margin-left="0cm" fo:margin-right="0cm" fo:text-indent="0cm"/>
      <style:text-properties fo:color="#008000" style:text-line-through-style="solid" fo:font-size="12pt" style:text-underline-style="none" style:font-size-asian="18pt" style:font-size-complex="18pt"/>
    </style:style>
    <style:style style:name="T1" style:family="text">
      <style:text-properties fo:color="#ff0000" fo:font-size="12pt"/>
    </style:style>
    <style:style style:name="T2" style:family="text">
      <style:text-properties fo:color="#008000" fo:font-size="12pt" style:text-underline-style="none"/>
    </style:style>
    <style:style style:name="T3" style:family="text">
      <style:text-properties fo:color="#008000" style:text-line-through-style="solid" fo:font-size="12pt" style:text-underline-style="none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cm" svg:height="2cm" svg:x="1.5cm" svg:y="0.5cm">
          <text:p text:style-name="P1">C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3cm" svg:height="2cm" svg:x="7cm" svg:y="0.5cm">
          <text:p text:style-name="P1">C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2" draw:layer="layout" svg:x1="4.5cm" svg:y1="1cm" svg:x2="7cm" svg:y2="1cm">
          <text:p text:style-name="P3"/>
        </draw:line>
        <draw:line draw:style-name="gr3" draw:text-style-name="P2" draw:layer="layout" svg:x1="4.5cm" svg:y1="2cm" svg:x2="7cm" svg:y2="2cm">
          <text:p text:style-name="P3"/>
        </draw:line>
        <draw:custom-shape draw:style-name="gr1" draw:text-style-name="P2" draw:layer="layout" svg:width="1.5cm" svg:height="1.5cm" svg:x="0.5cm" svg:y="4cm">
          <text:p text:style-name="P1">N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4cm" svg:x2="1.5cm" svg:y2="2cm">
          <text:p text:style-name="P3"/>
        </draw:line>
        <draw:frame draw:style-name="gr4" draw:text-style-name="P4" draw:layer="layout" svg:width="1.124cm" svg:height="0.747cm" svg:x="0.376cm" svg:y="1.753cm">
          <draw:text-box>
            <text:p text:style-name="P3"><text:span text:style-name="T1">QA</text:span></text:p>
          </draw:text-box>
        </draw:frame>
        <draw:frame draw:style-name="gr4" draw:text-style-name="P5" draw:layer="layout" svg:width="1.124cm" svg:height="0.747cm" svg:x="6.376cm" svg:y="0.253cm">
          <draw:text-box>
            <text:p text:style-name="P3"><text:span text:style-name="T2">QA</text:span></text:p>
          </draw:text-box>
        </draw:frame>
        <draw:frame draw:style-name="gr4" draw:text-style-name="P6" draw:layer="layout" svg:width="1.124cm" svg:height="0.747cm" svg:x="4cm" svg:y="2cm">
          <draw:text-box>
            <text:p text:style-name="P3"><text:span text:style-name="T3">QA</text:span></text:p>
          </draw:text-box>
        </draw:frame>
        <draw:custom-shape draw:style-name="gr1" draw:text-style-name="P2" draw:layer="layout" svg:width="1.5cm" svg:height="1.5cm" svg:x="6.5cm" svg:y="4cm">
          <text:p text:style-name="P1">NC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4cm" svg:x2="7.5cm" svg:y2="2.5cm">
          <text:p text:style-name="P3"/>
        </draw:line>
        <draw:frame draw:style-name="gr4" draw:text-style-name="P6" draw:layer="layout" svg:width="1.124cm" svg:height="0.747cm" svg:x="6.376cm" svg:y="2.5cm">
          <draw:text-box>
            <text:p text:style-name="P3"><text:span text:style-name="T3">QA</text:span></text:p>
          </draw:text-box>
        </draw:frame>
        <draw:custom-shape draw:style-name="gr1" draw:text-style-name="P2" draw:layer="layout" svg:width="1.5cm" svg:height="1.5cm" svg:x="9cm" svg:y="4cm">
          <text:p text:style-name="P1">NB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cm" svg:y1="4cm" svg:x2="9.5cm" svg:y2="2.5cm">
          <text:p text:style-name="P3"/>
        </draw:line>
      </draw:page>
    </office:drawing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